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6529" officeooo:paragraph-rsid="001b6529"/>
    </style:style>
    <style:style style:name="P2" style:family="paragraph" style:parent-style-name="Standard">
      <style:text-properties officeooo:rsid="001b6529" officeooo:paragraph-rsid="001d23d0"/>
    </style:style>
    <style:style style:name="P3" style:family="paragraph" style:parent-style-name="Standard">
      <style:text-properties style:text-underline-style="solid" style:text-underline-width="auto" style:text-underline-color="font-color" officeooo:rsid="001da9c8" officeooo:paragraph-rsid="001da9c8"/>
    </style:style>
    <style:style style:name="P4" style:family="paragraph" style:parent-style-name="Standard">
      <style:text-properties style:text-underline-style="none" officeooo:rsid="001f89ee" officeooo:paragraph-rsid="001f89ee"/>
    </style:style>
    <style:style style:name="P5" style:family="paragraph" style:parent-style-name="Standard">
      <style:text-properties officeooo:rsid="001d23d0" officeooo:paragraph-rsid="001d23d0"/>
    </style:style>
    <style:style style:name="P6" style:family="paragraph" style:parent-style-name="Standard">
      <style:text-properties style:text-underline-style="none" officeooo:rsid="001f89ee" officeooo:paragraph-rsid="001f89ee"/>
    </style:style>
    <style:style style:name="P7" style:family="paragraph" style:parent-style-name="Standard">
      <style:text-properties style:text-underline-style="none" officeooo:rsid="00246f0c" officeooo:paragraph-rsid="001f89ee"/>
    </style:style>
    <style:style style:name="P8" style:family="paragraph" style:parent-style-name="Standard">
      <style:text-properties style:text-underline-style="none" officeooo:rsid="001da9c8" officeooo:paragraph-rsid="001da9c8"/>
    </style:style>
    <style:style style:name="P9" style:family="paragraph" style:parent-style-name="Standard">
      <style:text-properties style:text-underline-style="none" officeooo:rsid="001da9c8" officeooo:paragraph-rsid="002a6dec"/>
    </style:style>
    <style:style style:name="P10" style:family="paragraph" style:parent-style-name="Standard">
      <style:text-properties style:text-underline-style="none" officeooo:rsid="0024b67d" officeooo:paragraph-rsid="0024b67d"/>
    </style:style>
    <style:style style:name="P11" style:family="paragraph" style:parent-style-name="Standard">
      <style:text-properties style:text-underline-style="none" officeooo:rsid="00287c49" officeooo:paragraph-rsid="00287c49"/>
    </style:style>
    <style:style style:name="P12" style:family="paragraph" style:parent-style-name="Standard">
      <style:text-properties fo:font-style="normal" style:text-underline-style="none" officeooo:rsid="00246f0c" officeooo:paragraph-rsid="00246f0c" style:font-style-asian="normal" style:font-style-complex="normal"/>
    </style:style>
    <style:style style:name="P13" style:family="paragraph" style:parent-style-name="Standard">
      <style:text-properties officeooo:rsid="001b6529" officeooo:paragraph-rsid="001b6529"/>
    </style:style>
    <style:style style:name="P14" style:family="paragraph" style:parent-style-name="Standard">
      <style:text-properties officeooo:rsid="001b6529" officeooo:paragraph-rsid="00262fb2"/>
    </style:style>
    <style:style style:name="P15" style:family="paragraph" style:parent-style-name="Standard">
      <style:text-properties officeooo:rsid="001b6529" officeooo:paragraph-rsid="00287ef2"/>
    </style:style>
    <style:style style:name="P16" style:family="paragraph" style:parent-style-name="Standard">
      <style:text-properties style:text-underline-style="solid" style:text-underline-width="auto" style:text-underline-color="font-color" officeooo:rsid="00246f0c" officeooo:paragraph-rsid="00246f0c"/>
    </style:style>
    <style:style style:name="P17" style:family="paragraph" style:parent-style-name="Standard">
      <style:text-properties style:text-underline-style="solid" style:text-underline-width="auto" style:text-underline-color="font-color" officeooo:rsid="001da9c8" officeooo:paragraph-rsid="001da9c8"/>
    </style:style>
    <style:style style:name="P18" style:family="paragraph" style:parent-style-name="Standard">
      <style:text-properties officeooo:rsid="00287c49" officeooo:paragraph-rsid="00287c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3d0"/>
    </style:style>
    <style:style style:name="T3" style:family="text">
      <style:text-properties officeooo:rsid="001ffa9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09949" style:font-style-asian="italic" style:font-style-complex="italic"/>
    </style:style>
    <style:style style:name="T6" style:family="text">
      <style:text-properties fo:font-style="italic" officeooo:rsid="002408de" style:font-style-asian="italic" style:font-style-complex="italic"/>
    </style:style>
    <style:style style:name="T7" style:family="text">
      <style:text-properties fo:font-style="italic" officeooo:rsid="00246f0c" style:font-style-asian="italic" style:font-style-complex="italic"/>
    </style:style>
    <style:style style:name="T8" style:family="text">
      <style:text-properties fo:font-style="italic" officeooo:rsid="002a6dec" style:font-style-asian="italic" style:font-style-complex="italic"/>
    </style:style>
    <style:style style:name="T9" style:family="text">
      <style:text-properties fo:font-style="normal" officeooo:rsid="00209949" style:font-style-asian="normal" style:font-style-complex="normal"/>
    </style:style>
    <style:style style:name="T10" style:family="text">
      <style:text-properties fo:font-style="normal" officeooo:rsid="002291ea" style:font-style-asian="normal" style:font-style-complex="normal"/>
    </style:style>
    <style:style style:name="T11" style:family="text">
      <style:text-properties fo:font-style="normal" officeooo:rsid="00246f0c" style:font-style-asian="normal" style:font-style-complex="normal"/>
    </style:style>
    <style:style style:name="T12" style:family="text">
      <style:text-properties fo:font-style="normal" officeooo:rsid="002a6dec" style:font-style-asian="normal" style:font-style-complex="normal"/>
    </style:style>
    <style:style style:name="T13" style:family="text">
      <style:text-properties officeooo:rsid="00262fb2"/>
    </style:style>
    <style:style style:name="T14" style:family="text">
      <style:text-properties officeooo:rsid="00282ccf"/>
    </style:style>
    <style:style style:name="T15" style:family="text">
      <style:text-properties officeooo:rsid="00287c49"/>
    </style:style>
    <style:style style:name="T16" style:family="text">
      <style:text-properties officeooo:rsid="00287e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ction (a)</text:p>
      <text:p text:style-name="P1">In GLSL (OpenGL Shading Language), qualifiers are given to variables, allowing <text:span text:style-name="T13">each of </text:span>them to hold special meaning. <text:span text:style-name="T13">The different</text:span> qualifier<text:span text:style-name="T13">s</text:span> are as follows:</text:p>
      <text:p text:style-name="P14"><text:span text:style-name="T1"/></text:p>
      <text:p text:style-name="P14"><text:span text:style-name="T1">Attribute</text:span>: Available only in vertex shaders, attribute variables are declared as global variables and are used to pass per-vertex data <text:span text:style-name="T13">from the application </text:span>to the vertex shader. <text:span text:style-name="T13">These variables </text:span>may change per vertex, <text:span text:style-name="T13">and</text:span> are used when it is required to set variables for every vertex. <text:span text:style-name="T13">Attribute variables</text:span> can only be read, but not written, in a vertex shader.</text:p>
      <text:p text:style-name="P1"/>
      <text:p text:style-name="P1"><text:span text:style-name="T1">Uniform</text:span>: A uniform variable is a global variable that can have its value changed by <text:span text:style-name="T13">a</text:span> primitive only, i.e. its value cannot be changed between a {glBegin}/{glEnd} pair. They are passed into the shaders from the application. <text:s/><text:span text:style-name="T13">Uniform variables are available in both</text:span> vertex <text:span text:style-name="T13">and </text:span>fragment shader<text:span text:style-name="T13">s, but are read-only in both shaders; </text:span>if a uniform variable of the same name and data type is declared in both, then the variable is shared between them. <text:span text:style-name="T13">T</text:span>his implies that <text:span text:style-name="T14">uniform variables</text:span> cannot be used for vertex attributes, <text:span text:style-name="T14">and </text:span>are <text:span text:style-name="T15">instead</text:span> suitable for values that remain constant along a primitive, frame, or even the whole scene.</text:p>
      <text:p text:style-name="P1"/>
      <text:p text:style-name="P1"><text:span text:style-name="T1">Varying</text:span>: <text:span text:style-name="T14">When c</text:span>omput<text:span text:style-name="T14">ing</text:span> values per fragment, it is often required to access vertex interpolated data. This data may be accessible to one <text:span text:style-name="T15">type of shader </text:span>but not the other: for example, normals are <text:span text:style-name="T14">available</text:span> to the vertex shader, but, <text:span text:style-name="T14">being stored as an attribute variable, they are</text:span> not <text:span text:style-name="T14">accessible to</text:span> the fragment shader. Thus, once all the vertices are processed, and at the stage where primitives are assembled and fragments computed, for each fragment, there is a set of variables that are interpolated automatically and provided to the fragment shader. These are varying variables, which must be written on a vertex shader, where the value of the variable is computed for each vertex. In the fragment shader, <text:span text:style-name="T14">however, </text:span>this variable can only be read. <text:span text:style-name="T14">In short, declared as globals, varying variables are </text:span>used for <text:span text:style-name="T14">passing </text:span>interpolated data between <text:span text:style-name="T14">a</text:span> vertex and fragment shader. <text:span text:style-name="T14">This is done by</text:span> declaring the variable with the same type and name in both. </text:p>
      <text:p text:style-name="P1"/>
      <text:p text:style-name="P18">As such, each qualifier allows the variable to serve a different purpose.</text:p>
      <text:p text:style-name="P1"/>
      <text:p text:style-name="P3">Section (b)</text:p>
      <text:p text:style-name="P10">To pass multiple vertices to a vertex shader through one of its attribute variables, we would use a buffer object: a mechanism that provides a memory area allocated in the system, <text:span text:style-name="T15">which</text:span> holds the vertices to be drawn.</text:p>
      <text:p text:style-name="P10"/>
      <text:p text:style-name="P11">To construct an array that holds the coordinate and colour information for every vertex of a 6-vertex polygon model, the following code can be used:</text:p>
      <text:p text:style-name="P3"/>
      <text:p text:style-name="P1">function initVertexBuffers(gl) {</text:p>
      <text:p text:style-name="P1"><text:s text:c="2"/>var verticesColors = new Float32Array([</text:p>
      <text:p text:style-name="P2"><text:s text:c="4"/>// Construct 6 vertices</text:p>
      <text:p text:style-name="P5"><text:s text:c="4"/>// <text:span text:style-name="T15">Each of the following</text:span> must have float values</text:p>
      <text:p text:style-name="P1"><text:s text:c="4"/><text:span text:style-name="T2">x1</text:span>, <text:span text:style-name="T2">y1</text:span>, <text:span text:style-name="T2">z1</text:span>, <text:s/><text:span text:style-name="T2">r</text:span>, <text:span text:style-name="T2">g</text:span>, <text:span text:style-name="T2">b</text:span>,</text:p>
      <text:p text:style-name="P1"><text:s text:c="4"/><text:span text:style-name="T2">x2</text:span>, <text:span text:style-name="T2">y2</text:span>, <text:span text:style-name="T2">z2</text:span>, <text:s/><text:span text:style-name="T2">r</text:span>, <text:span text:style-name="T2">g</text:span>, <text:span text:style-name="T2">b</text:span>,</text:p>
      <text:p text:style-name="P1"><text:s text:c="4"/><text:span text:style-name="T2">x3</text:span>, <text:span text:style-name="T2">y3</text:span>, <text:span text:style-name="T2">z3</text:span>, <text:s/><text:span text:style-name="T2">r</text:span>, <text:span text:style-name="T2">g</text:span>, <text:span text:style-name="T2">b</text:span>, </text:p>
      <text:p text:style-name="P1"><text:s text:c="4"/><text:span text:style-name="T2">x4</text:span>, <text:span text:style-name="T2">y4</text:span>, <text:span text:style-name="T2">z4</text:span>, <text:s/><text:span text:style-name="T2">r</text:span>, <text:span text:style-name="T2">g</text:span>, <text:span text:style-name="T2">b</text:span>, </text:p>
      <text:p text:style-name="P1"><text:s text:c="4"/><text:span text:style-name="T2">x5</text:span>, <text:span text:style-name="T2">y5</text:span>, <text:span text:style-name="T2">z5</text:span>, <text:s/><text:span text:style-name="T2">r</text:span>, <text:span text:style-name="T2">g</text:span>, <text:span text:style-name="T2">b</text:span>,</text:p>
      <text:p text:style-name="P1"><text:s text:c="4"/><text:span text:style-name="T2">x6</text:span>, <text:span text:style-name="T2">y6</text:span>, <text:span text:style-name="T2">z6</text:span>, <text:s/><text:span text:style-name="T2">r</text:span>, <text:span text:style-name="T2">g</text:span>, <text:span text:style-name="T2">b</text:span>, </text:p>
      <text:p text:style-name="P1"><text:s text:c="2"/>]);</text:p>
      <text:p text:style-name="P1"/>
      <text:p text:style-name="P18">Then, to construct the corresponding vertex buffer objects as well as assign the array data to the vertex shader, the following code should be used:</text:p>
      <text:p text:style-name="P1"><text:soft-page-break/></text:p>
      <text:p text:style-name="P1"><text:s text:c="2"/>// Create a buffer object</text:p>
      <text:p text:style-name="P1"><text:s text:c="2"/>var vertexColorbuffer = gl.createBuffer(); <text:s/></text:p>
      <text:p text:style-name="P1"><text:s text:c="2"/>if (!vertexColorbuffer) {</text:p>
      <text:p text:style-name="P1"><text:s text:c="4"/>console.log('Failed to create the buffer object');</text:p>
      <text:p text:style-name="P1"><text:s text:c="4"/>return -1;</text:p>
      <text:p text:style-name="P1"><text:s text:c="2"/>}</text:p>
      <text:p text:style-name="P1"/>
      <text:p text:style-name="P1"><text:s text:c="2"/>// Write the vertex coordinates and color to the buffer object</text:p>
      <text:p text:style-name="P1"><text:s text:c="2"/>gl.bindBuffer(gl.ARRAY_BUFFER, vertexColorbuffer);</text:p>
      <text:p text:style-name="P1"><text:s text:c="2"/>gl.bufferData(gl.ARRAY_BUFFER, verticesColors, gl.STATIC_DRAW);</text:p>
      <text:p text:style-name="P1"/>
      <text:p text:style-name="P1"><text:s text:c="2"/>var FSIZE = verticesColors.BYTES_PER_ELEMENT;</text:p>
      <text:p text:style-name="P1"/>
      <text:p text:style-name="P15"><text:s text:c="2"/>// Assign the buffer object to a_Position <text:span text:style-name="T2">(attribute variable storing vertex position)</text:span></text:p>
      <text:p text:style-name="P1"><text:s text:c="2"/>var a_Position = gl.getAttribLocation(gl.program, 'a_Position');</text:p>
      <text:p text:style-name="P1"><text:s text:c="2"/>if(a_Position &lt; 0) {</text:p>
      <text:p text:style-name="P1"><text:s text:c="4"/>console.log('Failed to get the storage location of a_Position');</text:p>
      <text:p text:style-name="P1"><text:s text:c="4"/>return -1;</text:p>
      <text:p text:style-name="P1"><text:s text:c="2"/>}</text:p>
      <text:p text:style-name="P1"><text:s text:c="2"/>gl.vertexAttribPointer(a_Position, 3, gl.FLOAT, false, FSIZE * 6, 0);</text:p>
      <text:p text:style-name="P15"><text:s text:c="2"/>// <text:span text:style-name="T16">E</text:span>nable the assignment</text:p>
      <text:p text:style-name="P1"><text:s text:c="2"/>gl.enableVertexAttribArray(a_Position);</text:p>
      <text:p text:style-name="P1"/>
      <text:p text:style-name="P1"><text:s text:c="2"/>// Assign the buffer object to a_Color <text:span text:style-name="T2">(attribute variable storing color information)</text:span></text:p>
      <text:p text:style-name="P1"><text:s text:c="2"/>var a_Color = gl.getAttribLocation(gl.program, 'a_Color');</text:p>
      <text:p text:style-name="P1"><text:s text:c="2"/>if(a_Color &lt; 0) {</text:p>
      <text:p text:style-name="P1"><text:s text:c="4"/>console.log('Failed to get the storage location of a_Color');</text:p>
      <text:p text:style-name="P1"><text:s text:c="4"/>return -1;</text:p>
      <text:p text:style-name="P1"><text:s text:c="2"/>}</text:p>
      <text:p text:style-name="P1"><text:s text:c="2"/>gl.vertexAttribPointer(a_Color, 3, gl.FLOAT, false, FSIZE * 6, FSIZE * 3);</text:p>
      <text:p text:style-name="P15"><text:s text:c="2"/>// <text:span text:style-name="T16">E</text:span>nable the assignment</text:p>
      <text:p text:style-name="P1"><text:s text:c="2"/>gl.enableVertexAttribArray(a_Color);</text:p>
      <text:p text:style-name="P1"/>
      <text:p text:style-name="P16">Section (c)</text:p>
      <text:p text:style-name="P16"/>
      <text:p text:style-name="P1"/>
      <text:p text:style-name="P3">Section (d)</text:p>
      <text:p text:style-name="P8">(I) The code segment <text:span text:style-name="T16">given </text:span>translate<text:span text:style-name="T16">s</text:span> then rotate<text:span text:style-name="T16">s</text:span> the transformation matrix, i.e. <text:span text:style-name="T16">{</text:span>&lt;rotation matrix&gt; x &lt;translation matrix&gt;}</text:p>
      <text:p text:style-name="P8"/>
      <text:p text:style-name="P4">The <text:span text:style-name="T16">{</text:span>setRotate<text:span text:style-name="T16">}</text:span> function <text:span text:style-name="T16">on the first line</text:span> calculates <text:span text:style-name="T16">the</text:span> <text:span text:style-name="T16">r</text:span>otation matrix by taking <text:span text:style-name="T16">the </text:span>four parameters <text:span text:style-name="T16">given to it</text:span>; in this example, the rotation would be around the y-axis <text:span text:style-name="T16">(since the third parameter is given the value 1.0)</text:span>, and if <text:span text:style-name="T16">{</text:span>angle<text:span text:style-name="T16">}</text:span> is <text:span text:style-name="T16">a </text:span>positive <text:span text:style-name="T16">value</text:span>, then <text:span text:style-name="T16">the resulting</text:span> rotation will be clockwise around the rotation axis. <text:span text:style-name="T16">The function then assigns this matrix that has been created to the variable </text:span><text:span text:style-name="T6">m.</text:span></text:p>
      <text:p text:style-name="P7"><text:span text:style-name="T6"/></text:p>
      <text:p text:style-name="P12">The next line then applies the translation <text:span text:style-name="T16">given in the function’s parameters </text:span>directly to the matrix stored in <text:span text:style-name="T4">m. </text:span>A translation matrix is created from the parameters, 1.0, 3.0, -5.0, and <text:span text:style-name="T16">this matrix is then</text:span> multiplied by the matrix stored in <text:span text:style-name="T4">m.</text:span> <text:span text:style-name="T16">In this example, doing so would </text:span>mov<text:span text:style-name="T16">e</text:span> the object along the x-axis by 1 unit, the y-axis by 3 units, and -5.0 units along the z-axis (further away from the camera). The resulting matrix <text:span text:style-name="T16">from the multiplication </text:span>is stored back into <text:span text:style-name="T4">m.</text:span></text:p>
      <text:p text:style-name="P12"><text:soft-page-break/><text:span text:style-name="T4"/></text:p>
      <text:p text:style-name="P12">Then the <text:span text:style-name="T16">matrix</text:span> is drawn using the <text:span text:style-name="T16">{</text:span><text:span text:style-name="T4">drawBox(m)</text:span><text:span text:style-name="T16">}</text:span><text:span text:style-name="T4"> </text:span>function. <text:span text:style-name="T16">This results in a transformed box that is translated 1 unit along the x-axis, 3 units along the y-axis and -5 units along the z-axis, before it is rotated around the y-axis.</text:span></text:p>
      <text:p text:style-name="P4"/>
      <text:p text:style-name="P9">(ii) <text:span text:style-name="T3">No, the result will not be the same. Using {m.setRotate()}, the rotation matrix that is created using the parameters is written to the variable </text:span><text:span text:style-name="T5">m.</text:span><text:span text:style-name="T9"> If </text:span><text:span text:style-name="T12">{m.setRotate()} is</text:span><text:span text:style-name="T9"> replaced </text:span><text:span text:style-name="T12">with</text:span><text:span text:style-name="T9"> the function without the word ‘set</text:span><text:span text:style-name="T12">’</text:span><text:span text:style-name="T9"> in it</text:span><text:span text:style-name="T12">, i.e. {m.rotate()},</text:span><text:span text:style-name="T9"> then the rotation matrix c</text:span><text:span text:style-name="T10">reated</text:span><text:span text:style-name="T9"> </text:span><text:span text:style-name="T12">using the</text:span><text:span text:style-name="T9"> parameters </text:span><text:span text:style-name="T10">is</text:span><text:span text:style-name="T9"> </text:span><text:span text:style-name="T12">immediately </text:span><text:span text:style-name="T9">multiplied by the matrix </text:span><text:span text:style-name="T10">already stored</text:span><text:span text:style-name="T9"> in </text:span><text:span text:style-name="T5">m,</text:span><text:span text:style-name="T9"> before </text:span><text:span text:style-name="T12">the value is</text:span><text:span text:style-name="T9"> written back into </text:span><text:span text:style-name="T5">m. </text:span><text:span text:style-name="T12">As such,</text:span><text:span text:style-name="T11"> the result </text:span><text:span text:style-name="T12">may</text:span><text:span text:style-name="T11"> differ, depending on the value of </text:span><text:span text:style-name="T7">m </text:span><text:span text:style-name="T11">that is already being stored, </text:span><text:span text:style-name="T12">i.e. the only time it would have the same effect as {m.setRotate()} is if the matrix already being stored in </text:span><text:span text:style-name="T8">m</text:span><text:span text:style-name="T12"> is the identity matrix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22:00:37.461110289</meta:creation-date>
    <dc:date>2017-03-21T14:00:05.685724353</dc:date>
    <meta:editing-duration>PT5M5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3" meta:paragraph-count="56" meta:word-count="965" meta:character-count="6094" meta:non-whitespace-character-count="5068"/>
  </office:meta>
</office:document-meta>
</file>